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8f57e" officeooo:paragraph-rsid="0008f57e"/>
    </style:style>
    <style:style style:name="P2" style:family="paragraph" style:parent-style-name="Text_20_body">
      <style:paragraph-properties fo:text-align="start" style:justify-single-word="false"/>
      <style:text-properties officeooo:rsid="0008f57e" officeooo:paragraph-rsid="0008f57e"/>
    </style:style>
    <style:style style:name="P3" style:family="paragraph" style:parent-style-name="Text_20_body">
      <style:paragraph-properties fo:text-align="center" style:justify-single-word="false"/>
      <style:text-properties officeooo:paragraph-rsid="0008f57e"/>
    </style:style>
    <style:style style:name="P4" style:family="paragraph" style:parent-style-name="Text_20_body">
      <style:paragraph-properties fo:text-align="start" style:justify-single-word="false"/>
      <style:text-properties officeooo:rsid="000ab8ab" officeooo:paragraph-rsid="000ab8ab"/>
    </style:style>
    <style:style style:name="T1" style:family="text">
      <style:text-properties officeooo:rsid="000ab8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YGGE FRONTEND</text:h>
      <text:p text:style-name="P3"/>
      <text:p text:style-name="P2">HEADER</text:p>
      <text:p text:style-name="P2">FOOTER</text:p>
      <text:p text:style-name="P2">INICIO(registro, login)</text:p>
      <text:p text:style-name="P2">CONTACTO <text:span text:style-name="T1">(header)</text:span></text:p>
      <text:p text:style-name="P2">TIENDA/ESPACIOS <text:span text:style-name="T1">(header)</text:span></text:p>
      <text:p text:style-name="P2">ESPACIO</text:p>
      <text:p text:style-name="P2">SOBRE NOSOTROS <text:span text:style-name="T1">(header)</text:span></text:p>
      <text:p text:style-name="P2">CORREO SOLICITUD</text:p>
      <text:p text:style-name="P2">CORREO RECHAZO</text:p>
      <text:p text:style-name="P2">CORREO ACEPTADO → PAGINA PAGO</text:p>
      <text:p text:style-name="P2">CORREO REVIEW → PAGINA REVIEW</text:p>
      <text:p text:style-name="P4">PAGINA POLITICA (footer)</text:p>
      <text:p text:style-name="P4">PAGINA COOKIES <text:s/>(footer)</text:p>
      <text:p text:style-name="P4">PAGINA CONDICIONES USO <text:s/>(footer)</text:p>
      <text:p text:style-name="P4">PAGINA AVISOS LEGALES <text:s/>(footer)</text:p>
      <text:p text:style-name="P4">MAPA DEL SITIO <text:s/>(footer)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6:57:57.852003162</meta:creation-date>
    <dc:date>2022-01-25T17:33:06.439695543</dc:date>
    <meta:editing-duration>PT14M28S</meta:editing-duration>
    <meta:editing-cycles>1</meta:editing-cycles>
    <meta:document-statistic meta:table-count="0" meta:image-count="0" meta:object-count="0" meta:page-count="1" meta:paragraph-count="17" meta:word-count="46" meta:character-count="343" meta:non-whitespace-character-count="310"/>
    <meta:generator>LibreOffice/6.4.7.2$Linux_X86_64 LibreOffice_project/40$Build-2</meta:generator>
  </office:meta>
</office:document-meta>
</file>